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38.37" calcext:value-type="float">
            <text:p>38.37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table:formula="of:=72.55+10" office:value-type="float" office:value="82.55" calcext:value-type="float">
            <text:p>82.55</text:p>
          </table:table-cell>
          <table:table-cell table:formula="of:=73.54+10" office:value-type="float" office:value="83.54" calcext:value-type="float">
            <text:p>83.54</text:p>
          </table:table-cell>
          <table:table-cell table:formula="of:=77.92+10" office:value-type="float" office:value="87.92" calcext:value-type="float">
            <text:p>87.92</text:p>
          </table:table-cell>
          <table:table-cell table:formula="of:=9.52+10" office:value-type="float" office:value="19.52" calcext:value-type="float">
            <text:p>19.52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72.23+10" office:value-type="float" office:value="82.23" calcext:value-type="float">
            <text:p>82.23</text:p>
          </table:table-cell>
          <table:table-cell office:value-type="float" office:value="84.21" calcext:value-type="float">
            <text:p>84.21</text:p>
          </table:table-cell>
          <table:table-cell office:value-type="float" office:value="84.83" calcext:value-type="float">
            <text:p>84.83</text:p>
          </table:table-cell>
          <table:table-cell office:value-type="float" office:value="83.67" calcext:value-type="float">
            <text:p>83.67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3333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83.52" calcext:value-type="float">
            <text:p>83.52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44.34" calcext:value-type="float">
            <text:p>44.34</text:p>
          </table:table-cell>
          <table:table-cell office:value-type="float" office:value="53.32" calcext:value-type="float">
            <text:p>5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8.01" calcext:value-type="float">
            <text:p>78.01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0.5" calcext:value-type="float">
            <text:p>90.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21.83" calcext:value-type="float">
            <text:p>21.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84.4" calcext:value-type="float">
            <text:p>84.4</text:p>
          </table:table-cell>
          <table:table-cell office:value-type="float" office:value="82.88" calcext:value-type="float">
            <text:p>82.88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8.58" calcext:value-type="float">
            <text:p>28.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48.13" calcext:value-type="float">
            <text:p>48.13</text:p>
          </table:table-cell>
          <table:table-cell office:value-type="float" office:value="59.78" calcext:value-type="float">
            <text:p>5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table:formula="of:=82.22+10" office:value-type="float" office:value="92.22" calcext:value-type="float">
            <text:p>9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72.32" calcext:value-type="float">
            <text:p>7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2.05" calcext:value-type="float">
            <text:p>62.0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23.08+10" office:value-type="float" office:value="33.08" calcext:value-type="float">
            <text:p>33.08</text:p>
          </table:table-cell>
          <table:table-cell table:formula="of:=4.69+10" office:value-type="float" office:value="14.69" calcext:value-type="float">
            <text:p>14.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33333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82.97" calcext:value-type="float">
            <text:p>8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6:23:24.717451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3T14:52:31.474635339</meta:creation-date>
    <dc:date>2020-04-07T16:46:07.784027947</dc:date>
    <meta:editing-duration>PT2H47M47S</meta:editing-duration>
    <meta:editing-cycles>18</meta:editing-cycles>
    <meta:generator>LibreOffice/6.4.2.2$Linux_X86_64 LibreOffice_project/40$Build-2</meta:generator>
    <meta:document-statistic meta:table-count="1" meta:cell-count="400" meta:object-count="0"/>
  </office:meta>
</office:document-meta>
</file>